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rek,</text:p>
      <text:p text:style-name="Normal">v moři života jsme jako dvě Ryby, co sdílí nejen znamení, ale i proudy srdce. Ty pluješ s grácií, jenž připomíná jemnou vlnu snů a inspirace, co obklopuje Borovice. Je to tvoje smělost a kreativita, které mě nutí věřit, že každý okamžik s tebou může být malovaný na plátno nekonečné krásy. Na cestě přátelství tvůj Anděl strážný Jophiel sesílá světlo, které rozehřívá nejen oko, ale i duši. Jinak se dívám na svět, když jsem po tvém boku – jako bych viděla jasné barvy a cítila teplotu tvých myšlenek.</text:p>
      <text:p text:style-name="Normal">Ve světle Valentýna, chci, aby ses cítil stejně obklopen tímto kouzlem, co mi dáváš každý den. Nechť tě tento den objímá s teplou přítomností a šeptá o budoucích dobrodružstvích, která na nás čekají ve vodách osudu. Kéž jsme vždy spolutováři na cestě k nalezení krásy ve světě, s andělem Jophielem jako našim průvodcem.</text:p>
      <text:p text:style-name="Normal">S úsměvem, který ti patř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